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Lohit Hindi1" svg:font-family="'Lohit Hindi'"/>
    <style:font-face style:name="Open Sans" svg:font-family="'Open Sans', Arial, sans-serif"/>
    <style:font-face style:name="OpenSymbol" svg:font-family="OpenSymbo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0368c0"/>
    </style:style>
    <style:style style:name="P2" style:family="paragraph" style:parent-style-name="Standard" style:list-style-name="L1">
      <style:text-properties officeooo:paragraph-rsid="0003d87c"/>
    </style:style>
    <style:style style:name="P3" style:family="paragraph" style:parent-style-name="Standard" style:list-style-name="L1">
      <style:text-properties officeooo:paragraph-rsid="00057e37"/>
    </style:style>
    <style:style style:name="P4" style:family="paragraph" style:parent-style-name="Standard" style:list-style-name="L1">
      <style:text-properties style:font-name="Arial" fo:font-size="12pt" fo:font-weight="normal" officeooo:paragraph-rsid="0003d87c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text-properties style:font-name="Arial" fo:font-size="12pt" fo:font-weight="normal" officeooo:rsid="00017a54" officeooo:paragraph-rsid="00017a54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text-properties style:font-name="Arial" fo:font-size="12pt" fo:font-weight="normal" officeooo:rsid="000368c0" officeooo:paragraph-rsid="000368c0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text-properties style:font-name="Arial" fo:font-size="12pt" fo:font-weight="normal" officeooo:rsid="000368c0" officeooo:paragraph-rsid="0003d87c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Arial" fo:font-size="12pt" fo:font-weight="normal" officeooo:rsid="000368c0" officeooo:paragraph-rsid="00017a54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text-properties style:font-name="Arial" fo:font-size="12pt" fo:font-weight="normal" officeooo:rsid="0003d87c" officeooo:paragraph-rsid="0003d87c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text-properties style:font-name="Arial" fo:font-size="12pt" fo:font-weight="normal" officeooo:rsid="0003d87c" officeooo:paragraph-rsid="00057e37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text-properties style:font-name="Arial" fo:font-size="12pt" fo:font-weight="normal" officeooo:paragraph-rsid="0003d87c"/>
    </style:style>
    <style:style style:name="P12" style:family="paragraph" style:parent-style-name="Standard" style:list-style-name="L1">
      <style:text-properties fo:font-variant="normal" fo:text-transform="none" fo:color="#000000" style:font-name="Arial" fo:font-size="12pt" fo:letter-spacing="normal" fo:font-style="normal" fo:font-weight="normal" officeooo:rsid="000368c0" officeooo:paragraph-rsid="000368c0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text-properties fo:font-variant="normal" fo:text-transform="none" fo:color="#000000" style:font-name="Arial" fo:font-size="12pt" fo:letter-spacing="normal" fo:font-style="normal" fo:font-weight="normal" officeooo:rsid="000368c0" officeooo:paragraph-rsid="0003d87c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text-properties fo:font-variant="normal" fo:text-transform="none" fo:color="#545659" style:font-name="Open Sans" fo:font-size="10.5pt" fo:letter-spacing="normal" fo:font-style="normal" fo:font-weight="normal" officeooo:paragraph-rsid="00057e37"/>
    </style:style>
    <style:style style:name="P15" style:family="paragraph" style:parent-style-name="Standard" style:list-style-name="L1">
      <style:text-properties fo:font-variant="normal" fo:text-transform="none" fo:color="#545659" style:font-name="Arial" fo:font-size="12pt" fo:letter-spacing="normal" fo:font-style="normal" fo:font-weight="normal" officeooo:rsid="00057e37" officeooo:paragraph-rsid="00057e37" style:font-size-asian="12pt" style:font-weight-asian="normal" style:font-size-complex="12pt" style:font-weight-complex="normal"/>
    </style:style>
    <style:style style:name="P16" style:family="paragraph" style:parent-style-name="Standard">
      <style:text-properties officeooo:rsid="0003d87c" officeooo:paragraph-rsid="0003d87c"/>
    </style:style>
    <style:style style:name="P17" style:family="paragraph" style:parent-style-name="Standard" style:list-style-name="L1">
      <style:paragraph-properties fo:break-before="page"/>
      <style:text-properties style:font-name="Arial" fo:font-size="12pt" fo:font-weight="normal" officeooo:paragraph-rsid="0003d87c" style:font-size-asian="12pt" style:font-weight-asian="normal" style:font-size-complex="12pt" style:font-weight-complex="normal"/>
    </style:style>
    <style:style style:name="T1" style:family="text">
      <style:text-properties officeooo:rsid="00017a54"/>
    </style:style>
    <style:style style:name="T2" style:family="text">
      <style:text-properties fo:font-variant="normal" fo:text-transform="none" fo:color="#000000" style:font-name="Arial" fo:font-size="12pt" fo:letter-spacing="normal" fo:font-style="normal" fo:font-weight="normal" officeooo:rsid="000368c0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000000" fo:letter-spacing="normal" fo:font-style="normal" officeooo:rsid="0003d87c" style:font-size-asian="10.5pt" style:font-size-complex="12pt"/>
    </style:style>
    <style:style style:name="T4" style:family="text">
      <style:text-properties fo:font-variant="normal" fo:text-transform="none" fo:color="#000000" style:font-name="sans-serif" fo:font-size="9.75pt" fo:letter-spacing="normal" fo:font-style="normal" officeooo:rsid="0003d87c"/>
    </style:style>
    <style:style style:name="T5" style:family="text">
      <style:text-properties fo:font-variant="normal" fo:text-transform="none" fo:color="#000000" style:font-name="sans-serif" fo:font-size="9.75pt" fo:letter-spacing="normal" fo:font-style="normal" officeooo:rsid="0003d87c" style:font-size-asian="10.5pt" style:font-size-complex="12pt"/>
    </style:style>
    <style:style style:name="T6" style:family="text">
      <style:text-properties fo:font-variant="normal" fo:text-transform="none" fo:color="#1c52ba" style:font-name="Open Sans" fo:font-size="10.5pt" fo:letter-spacing="normal" fo:font-style="normal" fo:font-weight="normal" officeooo:rsid="0003d87c"/>
    </style:style>
    <style:style style:name="T7" style:family="text">
      <style:text-properties fo:font-variant="normal" fo:text-transform="none" fo:color="#545659" style:font-name="Open Sans" fo:font-size="10.5pt" fo:letter-spacing="normal" fo:font-style="normal" fo:font-weight="normal" officeooo:rsid="0003d87c"/>
    </style:style>
    <style:style style:name="T8" style:family="text">
      <style:text-properties fo:font-variant="normal" fo:text-transform="none" fo:color="#545659" fo:letter-spacing="normal" officeooo:rsid="0003d87c"/>
    </style:style>
    <style:style style:name="T9" style:family="text">
      <style:text-properties style:font-name="Arial" fo:font-size="12pt" officeooo:rsid="00057e37" style:font-size-asian="12pt" style:font-weight-asian="normal" style:font-size-complex="12pt" style:font-weight-complex="normal"/>
    </style:style>
    <style:style style:name="T10" style:family="text">
      <style:text-properties officeooo:rsid="0003d87c" style:font-size-asian="12pt" style:font-weight-asian="normal" style:font-size-complex="12pt" style:font-weight-complex="normal"/>
    </style:style>
    <style:style style:name="T11" style:family="text">
      <style:text-properties officeooo:rsid="00057e37" style:font-size-asian="12pt" style:font-weight-asian="normal" style:font-size-complex="12pt" style:font-weight-complex="normal"/>
    </style:style>
    <style:style style:name="T12" style:family="text">
      <style:text-properties officeooo:rsid="0003d87c"/>
    </style:style>
    <style:style style:name="T13" style:family="text">
      <style:text-properties officeooo:rsid="00057e37"/>
    </style:style>
    <style:style style:name="T14" style:family="text">
      <style:text-properties fo:color="#1c52ba" officeooo:rsid="00057e37" style:font-size-asian="12pt" style:font-weight-asian="normal" style:font-size-complex="12pt" style:font-weight-complex="normal"/>
    </style:style>
    <style:style style:name="T15" style:family="text">
      <style:text-properties officeooo:rsid="000741b2"/>
    </style:style>
    <style:style style:name="T16" style:family="text">
      <style:text-properties officeooo:rsid="00096b2e"/>
    </style:style>
    <text:list-style style:name="L1">
      <text:list-level-style-bullet text:level="1" text:style-name="Bullet_20_Symbols" style:num-prefix=" " style:num-suffix=" 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prefix=" " style:num-suffix=" 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prefix=" " style:num-suffix=")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757739024" text:style-name="L1">
        <text:list-item>
          <text:p text:style-name="P5">Nome progetto: Google PowerMeter</text:p>
          <text:list>
            <text:list-item>
              <text:p text:style-name="P6">anno pubblicazione: 5 Ottobre 2009</text:p>
            </text:list-item>
            <text:list-item>
              <text:p text:style-name="P6">anno chiusura: <text:s/>16Settempre 2011</text:p>
              <text:list>
                <text:list-item>
                  <text:p text:style-name="P6">motivo:</text:p>
                  <text:list>
                    <text:list-item>
                      <text:p text:style-name="P12">il progetto non ha trovato la penetrazione auspicata</text:p>
                    </text:list-item>
                    <text:list-item>
                      <text:p text:style-name="P1"><text:span text:style-name="Strong_20_Emphasis"><text:span text:style-name="T2">quel che Google non è riuscito a fare è organizzare informazioni “offline” portandole “online”</text:span></text:span><text:span text:style-name="T2">.</text:span></text:p>
                      <text:p text:style-name="P12"/>
                    </text:list-item>
                  </text:list>
                </text:list-item>
              </text:list>
            </text:list-item>
          </text:list>
        </text:list-item>
        <text:list-item>
          <text:p text:style-name="P9">Nome competitor: Google.org</text:p>
          <text:list>
            <text:list-item>
              <text:p text:style-name="P9">dimensioni competitor: Enorme</text:p>
              <text:p text:style-name="P9"/>
            </text:list-item>
          </text:list>
        </text:list-item>
        <text:list-item>
          <text:p text:style-name="P9">Strutture Aziendale/Societaria: organizzazione no-profit</text:p>
          <text:p text:style-name="P9"/>
        </text:list-item>
        <text:list-item>
          <text:p text:style-name="P9">Descrizione progetto: Strumento, gratuito, per monitorare l'energia, per sensibilizzare le persone sull'utilizzo, e lo spreco, dell'energia. I suoi servizi chiave sono: la possibilità di visualizzare il proprio consumo energetico, la capacità di condividere informazioni con altri e consigli personalizzati per risparmiare energia. </text:p>
        </text:list-item>
      </text:list>
      <text:p text:style-name="P16"/>
      <text:list xml:id="list1846837395" text:continue-numbering="true" text:style-name="L1">
        <text:list-item>
          <text:p text:style-name="P9">Value Proposition: Free, Supporto, Brand, Accessibilità (sul proprio pc)</text:p>
        </text:list-item>
        <text:list-item>
          <text:p text:style-name="P9">Customer Segments: <text:s/>Mercato di massa (america, inghilterra)</text:p>
        </text:list-item>
        <text:list-item>
          <text:p text:style-name="P11"><text:span text:style-name="T10">Punti di Forza: Partnership (</text:span><text:span text:style-name="T4">The Energy Detective (TED 5000) e </text:span><text:span text:style-name="T5">AlertMe</text:span><text:span text:style-name="T3">)</text:span></text:p>
        </text:list-item>
        <text:list-item>
          <text:p text:style-name="P4"><text:span text:style-name="T12">Punti di Debolezza: </text:span><text:span text:style-name="T13">Non ha raggiunto gli obiettivi prefissati</text:span></text:p>
        </text:list-item>
        <text:list-item>
          <text:p text:style-name="P9">Canali utilizzati:</text:p>
        </text:list-item>
        <text:list-item>
          <text:p text:style-name="P10">Note: </text:p>
          <text:list>
            <text:list-item>
              <text:p text:style-name="P3"><text:a xlink:type="simple" xlink:href="http://www.eci.ox.ac.uk/research/energy/downloads/smart-metering-report.pdf"><text:span text:style-name="T6">Studies show</text:span></text:a><text:span text:style-name="T8"> </text:span><text:span text:style-name="T7">that having simple access to such information helps consumers reduce their energy use by up to 15%</text:span></text:p>
            </text:list-item>
            <text:list-item>
              <text:p text:style-name="P15">states like California and Texas are moving forward to finalize policies and programs in this area</text:p>
            </text:list-item>
            <text:list-item>
              <text:p text:style-name="P14"><text:span text:style-name="T11">the White House</text:span><text:a xlink:type="simple" xlink:href="http://www.whitehouse.gov/administration/eop/ostp/pressroom/06132011"><text:span text:style-name="T14">announced</text:span></text:a><text:span text:style-name="T9"> </text:span><text:span text:style-name="T11">a goal of giving all consumers access to their energy usage in computer-friendly formats as part of a national plan for modernizing the electricity grid.</text:span></text:p>
            </text:list-item>
          </text:list>
        </text:list-item>
        <text:list-item>
          <text:p text:style-name="P9">Business Model <text:span text:style-name="T16">(come generano guadagni)</text:span>: <text:span text:style-name="T16">no-profit</text:span></text:p>
        </text:list-item>
      </text:list>
      <text:p text:style-name="P8"/>
      <text:list xml:id="list392411493" text:continue-numbering="true" text:style-name="L1">
        <text:list-item>
          <text:p text:style-name="P17"><text:span text:style-name="T1">Nome progetto:</text:span></text:p>
          <text:list>
            <text:list-item>
              <text:p text:style-name="P7">anno pubblicazione:</text:p>
            </text:list-item>
            <text:list-item>
              <text:p text:style-name="P7">anno chiusura: <text:s/>16Settempre 2011</text:p>
              <text:list>
                <text:list-item>
                  <text:p text:style-name="P7">motivo:</text:p>
                  <text:list>
                    <text:list-item>
                      <text:p text:style-name="P13">il progetto non ha trovato la penetrazione auspicata</text:p>
                    </text:list-item>
                    <text:list-item>
                      <text:p text:style-name="P2"><text:span text:style-name="Strong_20_Emphasis"><text:span text:style-name="T2">quel che Google non è riuscito a fare è organizzare informazioni “offline” portandole “online”</text:span></text:span><text:span text:style-name="T2">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">Nome competitor: Google.org</text:p>
          <text:list>
            <text:list-item>
              <text:p text:style-name="P9">dimensioni competitor: Enorme</text:p>
            </text:list-item>
          </text:list>
        </text:list-item>
        <text:list-item>
          <text:p text:style-name="P9">Strutture Aziendale/Societaria: </text:p>
        </text:list-item>
        <text:list-item>
          <text:p text:style-name="P9">Descrizione progetto:</text:p>
        </text:list-item>
        <text:list-item>
          <text:p text:style-name="P9">Value Proposition:</text:p>
        </text:list-item>
        <text:list-item>
          <text:p text:style-name="P9">Customer Segments:</text:p>
        </text:list-item>
        <text:list-item>
          <text:p text:style-name="P9">Punti di Forza:</text:p>
        </text:list-item>
        <text:list-item>
          <text:p text:style-name="P9">Punti di Debolezza:</text:p>
        </text:list-item>
        <text:list-item>
          <text:p text:style-name="P9">Canali utilizzati:</text:p>
        </text:list-item>
        <text:list-item>
          <text:p text:style-name="P9">Note:</text:p>
        </text:list-item>
        <text:list-item>
          <text:p text:style-name="P9">Business Model: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Lohit Hindi1" svg:font-family="'Lohit Hindi'"/>
    <style:font-face style:name="Open Sans" svg:font-family="'Open Sans', Arial, sans-serif"/>
    <style:font-face style:name="OpenSymbol" svg:font-family="OpenSymbo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rdis </meta:initial-creator>
    <meta:creation-date>2012-02-28T06:30:17</meta:creation-date>
    <dc:date>2012-02-28T14:26:44</dc:date>
    <dc:creator>pardis </dc:creator>
    <meta:editing-duration>PT01H35M47S</meta:editing-duration>
    <meta:editing-cycles>4</meta:editing-cycles>
    <meta:generator>OpenOffice.org/3.2$Linux OpenOffice.org_project/320m19$Build-9505</meta:generator>
    <meta:document-statistic meta:table-count="0" meta:image-count="0" meta:object-count="0" meta:page-count="2" meta:paragraph-count="37" meta:word-count="293" meta:character-count="1893"/>
  </office:meta>
</office:document-meta>
</file>